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10d0c" draw:textarea-horizontal-align="justify" draw:textarea-vertical-align="middle" draw:auto-grow-height="false" fo:min-height="1.05cm" fo:min-width="11.4cm"/>
    </style:style>
    <style:style style:name="gr2" style:family="graphic" style:parent-style-name="standard">
      <style:graphic-properties draw:fill="solid" draw:fill-color="#55215b" draw:textarea-horizontal-align="justify" draw:textarea-vertical-align="middle" draw:auto-grow-height="false" fo:min-height="2.15cm" fo:min-width="3.6cm"/>
    </style:style>
    <style:style style:name="gr3" style:family="graphic" style:parent-style-name="standard">
      <style:graphic-properties draw:fill="solid" draw:fill-color="#127622" draw:textarea-horizontal-align="justify" draw:textarea-vertical-align="middle" draw:auto-grow-height="false" fo:min-height="2.15cm" fo:min-width="3.6cm"/>
    </style:style>
    <style:style style:name="gr4" style:family="graphic" style:parent-style-name="standard">
      <style:graphic-properties draw:fill="solid" draw:fill-color="#e8a202" draw:textarea-horizontal-align="justify" draw:textarea-vertical-align="middle" draw:auto-grow-height="false" fo:min-height="2.15cm" fo:min-width="3.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6cm"/>
    </style:style>
    <style:style style:name="gr8" style:family="graphic" style:parent-style-name="standard">
      <style:graphic-properties draw:textarea-horizontal-align="justify" draw:textarea-vertical-align="middle" draw:auto-grow-height="false" fo:min-height="1cm" fo:min-width="0.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267cm"/>
    </style:style>
    <style:style style:name="gr12" style:family="graphic" style:parent-style-name="standard">
      <style:graphic-properties svg:stroke-color="#000000" draw:fill="none" draw:textarea-vertical-align="middle" draw:auto-grow-height="false" fo:min-height="12.832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2.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loext:graphic-properties draw:fill="solid" draw:fill-color="#f10d0c"/>
      <style:paragraph-properties fo:text-align="center"/>
    </style:style>
    <style:style style:name="P2" style:family="paragraph">
      <loext:graphic-properties draw:fill="solid" draw:fill-color="#55215b"/>
      <style:paragraph-properties fo:text-align="center"/>
    </style:style>
    <style:style style:name="P3" style:family="paragraph">
      <loext:graphic-properties draw:fill="solid" draw:fill-color="#127622"/>
      <style:paragraph-properties fo:text-align="center"/>
    </style:style>
    <style:style style:name="P4" style:family="paragraph">
      <loext:graphic-properties draw:fill="solid" draw:fill-color="#e8a202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9cm" svg:height="1.3cm" svg:x="1.5cm" svg:y="9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cm" svg:height="2.4cm" svg:x="0.6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1cm" svg:height="2.4cm" svg:x="5.4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1cm" svg:height="2.4cm" svg:x="10.1cm" svg:y="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653cm" svg:height="0.962cm" svg:x="1.3cm" svg:y="4.5cm">
          <draw:text-box>
            <text:p>OS *nix</text:p>
          </draw:text-box>
        </draw:frame>
        <draw:frame draw:style-name="gr6" draw:text-style-name="P5" draw:layer="layout" svg:width="2.691cm" svg:height="0.962cm" svg:x="6.101cm" svg:y="4.5cm">
          <draw:text-box>
            <text:p>OS Win</text:p>
          </draw:text-box>
        </draw:frame>
        <draw:frame draw:style-name="gr7" draw:text-style-name="P5" draw:layer="layout" svg:width="2.796cm" svg:height="0.962cm" svg:x="10.802cm" svg:y="4.5cm">
          <draw:text-box>
            <text:p>OS Mac</text:p>
          </draw:text-box>
        </draw:frame>
        <draw:custom-shape draw:style-name="gr8" draw:text-style-name="P6" draw:layer="layout" svg:width="2.6cm" svg:height="2.5cm" svg:x="1.9cm" svg:y="0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5" draw:layer="layout" svg:width="2.157cm" svg:height="0.962cm" svg:x="2.2cm" svg:y="1.2cm">
          <draw:text-box>
            <text:p>App 1</text:p>
          </draw:text-box>
        </draw:frame>
        <draw:custom-shape draw:style-name="gr8" draw:text-style-name="P6" draw:layer="layout" svg:width="2.6cm" svg:height="2.5cm" svg:x="6.801cm" svg:y="0.6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5" draw:layer="layout" svg:width="2.157cm" svg:height="0.962cm" svg:x="7.101cm" svg:y="1.301cm">
          <draw:text-box>
            <text:p>App 2</text:p>
          </draw:text-box>
        </draw:frame>
        <draw:custom-shape draw:style-name="gr8" draw:text-style-name="P6" draw:layer="layout" svg:width="2.6cm" svg:height="2.5cm" svg:x="11.601cm" svg:y="0.6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5" draw:layer="layout" svg:width="2.157cm" svg:height="0.962cm" svg:x="11.901cm" svg:y="1.301cm">
          <draw:text-box>
            <text:p>App 3</text:p>
          </draw:text-box>
        </draw:frame>
        <draw:frame draw:style-name="gr10" draw:text-style-name="P5" draw:layer="layout" svg:width="3.423cm" svg:height="0.962cm" svg:x="0.8cm" svg:y="7cm">
          <draw:text-box>
            <text:p>Machine 1</text:p>
          </draw:text-box>
        </draw:frame>
        <draw:frame draw:style-name="gr10" draw:text-style-name="P5" draw:layer="layout" svg:width="3.423cm" svg:height="0.962cm" svg:x="5.701cm" svg:y="7cm">
          <draw:text-box>
            <text:p>Machine 2</text:p>
          </draw:text-box>
        </draw:frame>
        <draw:frame draw:style-name="gr10" draw:text-style-name="P5" draw:layer="layout" svg:width="3.423cm" svg:height="0.962cm" svg:x="10.302cm" svg:y="7cm">
          <draw:text-box>
            <text:p>Machine 3</text:p>
          </draw:text-box>
        </draw:frame>
        <draw:frame draw:style-name="gr11" draw:text-style-name="P5" draw:layer="layout" svg:width="11.767cm" svg:height="0.962cm" svg:x="1.6cm" svg:y="9.7cm">
          <draw:text-box>
            <text:p>Encapsulation of App at Hardware Level</text:p>
          </draw:text-box>
        </draw:frame>
        <draw:custom-shape draw:style-name="gr12" draw:text-style-name="P7" draw:layer="layout" svg:width="1cm" svg:height="13.8cm" draw:transform="rotate (-1.5707963267949) translate (14.4cm 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6" draw:layer="layout" svg:width="2.9cm" svg:height="1cm" svg:x="1.8cm" svg:y="3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3.072cm" svg:height="0.962cm" svg:x="1.7cm" svg:y="3.1cm">
          <draw:text-box>
            <text:p>Bins/Libs</text:p>
          </draw:text-box>
        </draw:frame>
        <draw:custom-shape draw:style-name="gr13" draw:text-style-name="P6" draw:layer="layout" svg:width="2.9cm" svg:height="1cm" svg:x="6.6cm" svg:y="3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3.072cm" svg:height="0.962cm" svg:x="6.5cm" svg:y="3.1cm">
          <draw:text-box>
            <text:p>Bins/Libs</text:p>
          </draw:text-box>
        </draw:frame>
        <draw:custom-shape draw:style-name="gr13" draw:text-style-name="P6" draw:layer="layout" svg:width="2.9cm" svg:height="1cm" svg:x="11.3cm" svg:y="3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3.072cm" svg:height="0.962cm" svg:x="11.2cm" svg:y="3.1cm">
          <draw:text-box>
            <text:p>Bins/Lib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1-01-18T09:36:57.442004022</dc:date>
    <meta:editing-duration>PT14M59S</meta:editing-duration>
    <meta:editing-cycles>5</meta:editing-cycles>
    <meta:generator>LibreOffice/6.1.2.1$MacOSX_X86_64 LibreOffice_project/65905a128db06ba48db947242809d14d3f9a93fe</meta:generator>
    <meta:document-statistic meta:object-count="24"/>
  </office:meta>
</office:document-meta>
</file>